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4b13" officeooo:paragraph-rsid="000d4b1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550d" officeooo:paragraph-rsid="000d550d" style:font-size-asian="15.75pt" style:font-weight-asian="bold" style:font-size-complex="18pt" style:font-weight-complex="bold"/>
    </style:style>
    <style:style style:name="T1" style:family="text">
      <style:text-properties officeooo:rsid="000d55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<text:span text:style-name="T1">12 Wrestling Coaches</text:span></text:p>
      <text:p text:style-name="P1"/>
      <text:p text:style-name="P1"/>
      <text:p text:style-name="P1"/>
      <text:p text:style-name="P2">K-5th Grade</text:p>
      <text:p text:style-name="P2">Terry Kilpatrick</text:p>
      <text:p text:style-name="P2">520-586-1992</text:p>
      <text:p text:style-name="P2"><text:a xlink:type="simple" xlink:href="mailto:terrykilpatrick@gmail.com" text:style-name="Internet_20_link" text:visited-style-name="Visited_20_Internet_20_Link">terrykilpatrick@gmail.com</text:a></text:p>
      <text:p text:style-name="P2"/>
      <text:p text:style-name="P2"/>
      <text:p text:style-name="P2"/>
      <text:p text:style-name="P2">6th-8th Grade</text:p>
      <text:p text:style-name="P2">Bobby Tyra</text:p>
      <text:p text:style-name="P2">520-586-2002</text:p>
      <text:p text:style-name="P2"><text:a xlink:type="simple" xlink:href="mailto:bobbytyra@gamil.com" text:style-name="Internet_20_link" text:visited-style-name="Visited_20_Internet_20_Link">bobbytyra@gamil.com</text:a></text:p>
      <text:p text:style-name="P2"/>
      <text:p text:style-name="P2"/>
      <text:p text:style-name="P2">9th-12th Grade</text:p>
      <text:p text:style-name="P2">Ben Katshor</text:p>
      <text:p text:style-name="P2">850-449-2006</text:p>
      <text:p text:style-name="P2"><text:a xlink:type="simple" xlink:href="mailto:benkatshor@gmail.com" text:style-name="Internet_20_link" text:visited-style-name="Visited_20_Internet_20_Link">benkatshor@gmail.com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2:18:17.583000000</meta:creation-date>
    <dc:date>2021-01-05T12:21:40.040000000</dc:date>
    <meta:editing-duration>PT2M42S</meta:editing-duration>
    <meta:editing-cycles>1</meta:editing-cycles>
    <meta:document-statistic meta:table-count="0" meta:image-count="0" meta:object-count="0" meta:page-count="1" meta:paragraph-count="13" meta:word-count="21" meta:character-count="197" meta:non-whitespace-character-count="189"/>
    <meta:generator>LibreOffice/6.2.8.2$Windows_X86_64 LibreOffice_project/f82ddfca21ebc1e222a662a32b25c0c9d20169ee</meta:generator>
  </office:meta>
</office:document-meta>
</file>